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506" officeooo:paragraph-rsid="001b55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h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0:16:17.511151634</meta:creation-date>
    <dc:date>2019-03-15T20:16:34.07573256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